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Scene Id</text:p>
          </table:table-cell>
          <table:table-cell table:style-name="ce1" office:value-type="string" calcext:value-type="string">
            <text:p>Object I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rotation angle</text:p>
          </table:table-cell>
          <table:table-cell table:style-name="ce1" office:value-type="string" calcext:value-type="string">
            <text:p>Lidar points</text:p>
          </table:table-cell>
          <table:table-cell table:style-name="ce1" office:value-type="string" calcext:value-type="string">
            <text:p>Expec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91105934745056" calcext:value-type="float">
            <text:p>5.91105934745056</text:p>
          </table:table-cell>
          <table:table-cell office:value-type="float" office:value="-5.18448805850649" calcext:value-type="float">
            <text:p>-5.18448805850649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6.41335589105219" calcext:value-type="float">
            <text:p>6.41335589105219</text:p>
          </table:table-cell>
          <table:table-cell office:value-type="float" office:value="-2.64405002898074" calcext:value-type="float">
            <text:p>-2.64405002898074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0.3893280450928" calcext:value-type="float">
            <text:p>10.3893280450928</text:p>
          </table:table-cell>
          <table:table-cell office:value-type="float" office:value="-0.193765020965734" calcext:value-type="float">
            <text:p>-0.193765020965734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9.58031836631748" calcext:value-type="float">
            <text:p>9.58031836631748</text:p>
          </table:table-cell>
          <table:table-cell office:value-type="float" office:value="94.368994415069" calcext:value-type="float">
            <text:p>94.368994415069</text:p>
          </table:table-cell>
          <table:table-cell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.9691050398468" calcext:value-type="float">
            <text:p>14.9691050398468</text:p>
          </table:table-cell>
          <table:table-cell office:value-type="float" office:value="-13.7218674759224" calcext:value-type="float">
            <text:p>-13.7218674759224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4.1853762727677" calcext:value-type="float">
            <text:p>14.1853762727677</text:p>
          </table:table-cell>
          <table:table-cell office:value-type="float" office:value="-1.36021089289784" calcext:value-type="float">
            <text:p>-1.36021089289784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.3193362936091" calcext:value-type="float">
            <text:p>21.3193362936091</text:p>
          </table:table-cell>
          <table:table-cell office:value-type="float" office:value="9.16732472209317" calcext:value-type="float">
            <text:p>9.16732472209317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20.1154924355983" calcext:value-type="float">
            <text:p>20.1154924355983</text:p>
          </table:table-cell>
          <table:table-cell table:style-name="ce3" office:value-type="float" office:value="2.57888607131298" calcext:value-type="float">
            <text:p>2.5788860713129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4:50:56.722000000</meta:creation-date>
    <dc:date>2020-12-06T17:05:31.358000000</dc:date>
    <meta:editing-duration>PT2M21S</meta:editing-duration>
    <meta:editing-cycles>1</meta:editing-cycles>
    <meta:document-statistic meta:table-count="1" meta:cell-count="46" meta:object-count="0"/>
    <meta:generator>LibreOffice/6.4.4.2$Windows_X86_64 LibreOffice_project/3d775be2011f3886db32dfd395a6a6d1ca2630ff</meta:generator>
  </office:meta>
</office:document-meta>
</file>